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Heading_20_1">
      <style:paragraph-properties fo:line-height="15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htäväkuvaus – elokuva- ja sarjatietokanta</text:h>
      <text:p text:style-name="P1">Tehtävänä on luoda tietokanta, johon käyttäjät voivat lisätä oman kotikirjastonsa elokuvia ja sarjoja. Elokuvista ja sarjoista on mahdollisuus lisätä nimi usealla kielellä, jotta elokuvien hakeminen tietokannasta olisi mahdollisimman helppoa. Lisäksi elokuviin ja sarjoihin voi lisätä tiedon genrestä. Elokuviin ja sarjojen jaksoihin on myös mahdollisuus lisätä tietoa julkaisuvuodesta ja missä muodossa media on omistajalla. Koska voi olla mahdollista, että käyttäjällä on jokin tallenne useassa muodossa (esim. sekä digitaalisena että dvd-kopiona) on yhteen mediaan mahdollista liittää useita mediatyyppejä.</text:p>
      <text:p text:style-name="P1">Tietokannan tarkoituksena on helpottaa käyttäjän omistamien elokuvien ja sarjojen hallinnointia ja niistä kuhunkin hetkeen sopivan sarjan tai elokuvan etsimistä. Tietokannasta ei ole tarkoitus tehdä kaikkien käyttäjien keskeistä elokuvatietokantaa (kuten imdb, sen on joku jo tehnyt), vaan kunkin käyttäjän henkilökohtaisen tietokannan. Käyttäjät (admineja lukuun ottamatta) eivät myöskään näe muiden käyttäjien lisäyksi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4-06T19:50:22</meta:creation-date>
    <dc:date>2013-04-08T10:13:06</dc:date>
    <dc:creator>Lasse </dc:creator>
    <meta:editing-duration>PT20M20S</meta:editing-duration>
    <meta:editing-cycles>4</meta:editing-cycles>
    <meta:generator>LibreOffice/3.3$Linux LibreOffice_project/330m19$Build-401</meta:generator>
    <meta:document-statistic meta:table-count="0" meta:image-count="0" meta:object-count="0" meta:page-count="1" meta:paragraph-count="3" meta:word-count="131" meta:character-count="1074"/>
  </office:meta>
</office:document-meta>
</file>